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table:number-columns-repeated="9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97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4T15:34:49.133409822</dc:date>
    <meta:editing-duration>P30DT2H49M33S</meta:editing-duration>
    <meta:editing-cycles>70</meta:editing-cycles>
    <meta:generator>LibreOffice/5.1.6.2$Linux_X86_64 LibreOffice_project/10m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